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dbb5e"/>
    </style:style>
    <style:style style:name="P2" style:family="paragraph" style:parent-style-name="Standard">
      <style:text-properties officeooo:rsid="001dbb5e" officeooo:paragraph-rsid="001dbb5e"/>
    </style:style>
    <style:style style:name="P3" style:family="paragraph" style:parent-style-name="Standard">
      <style:text-properties officeooo:paragraph-rsid="001fa47e"/>
    </style:style>
    <style:style style:name="P4" style:family="paragraph" style:parent-style-name="Text_20_body">
      <style:text-properties officeooo:rsid="001dbb5e" officeooo:paragraph-rsid="001dbb5e"/>
    </style:style>
    <style:style style:name="P5" style:family="paragraph" style:parent-style-name="Text_20_body">
      <style:text-properties officeooo:rsid="001c8229" officeooo:paragraph-rsid="001dbb5e"/>
    </style:style>
    <style:style style:name="T1" style:family="text">
      <style:text-properties fo:font-variant="normal" fo:text-transform="none" fo:color="#000000" fo:letter-spacing="normal"/>
    </style:style>
    <style:style style:name="T2" style:family="text">
      <style:text-properties fo:font-variant="normal" fo:text-transform="none" fo:color="#000000" style:font-name="Times New Roman" fo:font-size="14pt" fo:letter-spacing="normal" fo:font-style="normal" fo:font-weight="normal" fo:background-color="#c9d7f1" loext:char-shading-value="0"/>
    </style:style>
    <style:style style:name="T3" style:family="text">
      <style:text-properties fo:font-variant="normal" fo:text-transform="none" fo:color="#ef8e00" style:font-name="Times New Roman" fo:font-size="14pt" fo:letter-spacing="normal" fo:font-style="normal" fo:font-weight="normal"/>
    </style:style>
    <style:style style:name="T4" style:family="text">
      <style:text-properties fo:font-variant="normal" fo:text-transform="none" fo:color="#ef8e00" style:font-name="Times New Roman" fo:font-size="14pt" fo:letter-spacing="normal" fo:font-style="normal" fo:font-weight="normal" fo:background-color="#c9d7f1" loext:char-shading-value="0"/>
    </style:style>
    <style:style style:name="T5" style:family="text">
      <style:text-properties fo:font-variant="normal" fo:text-transform="none" fo:color="#ce3031" style:font-name="Times New Roman" fo:font-size="14pt" fo:letter-spacing="normal" fo:font-style="normal" fo:font-weight="normal"/>
    </style:style>
    <style:style style:name="T6" style:family="text">
      <style:text-properties fo:font-variant="normal" fo:text-transform="none" fo:color="#ce3031" style:font-name="Times New Roman" fo:font-size="14pt" fo:letter-spacing="normal" fo:font-style="normal" fo:font-weight="normal" officeooo:rsid="001dbb5e"/>
    </style:style>
    <style:style style:name="T7" style:family="text">
      <style:text-properties fo:font-variant="normal" fo:text-transform="none" fo:color="#ce3031" style:font-name="Times New Roman" fo:font-size="14pt" fo:letter-spacing="normal" fo:font-style="normal" fo:font-weight="normal" fo:background-color="#c9d7f1" loext:char-shading-value="0"/>
    </style:style>
    <style:style style:name="T8" style:family="text">
      <style:text-properties fo:font-variant="normal" fo:text-transform="none" fo:color="#3161ce" style:font-name="Times New Roman" fo:font-size="14pt" fo:letter-spacing="normal" fo:font-style="normal" fo:font-weight="normal"/>
    </style:style>
    <style:style style:name="T9" style:family="text">
      <style:text-properties officeooo:rsid="001e2a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ateus – Sinopse de John Nelson Darby</text:h>
      <text:p text:style-name="P4">Introdução</text:p>
      <text:p text:style-name="P2"><text:bookmark text:name="goog-gtc-unit-110"/><text:span text:style-name="T3">Evangelho de Mateus - Introdução O caráter distintivo e o alcance do Evangelho de Mateus </text:span><text:line-break/><text:bookmark text:name="goog-gtc-unit-210"/><text:span text:style-name="T7">Vamos agora considerar o Evangelho de Mateus.</text:span><text:span text:style-name="T1"> </text:span><text:bookmark text:name="goog-gtc-unit-3"/><text:span text:style-name="T3">Este Evangelho coloca Cristo diante de nós no caráter do Filho de Davi e de Abraão, isto é, em conexão com as promessas feitas a Israel, mas apresenta-O como Emanuel, Jeová, o Salvador, por tal que o Cristo era.</text:span><text:span text:style-name="T1"> </text:span><text:bookmark text:name="goog-gtc-unit-41"/><text:span text:style-name="T5">É Ele que, sendo recebido, deveria ter cumprido as promessas (e daqui em diante o fará) em favor deste amado povo.</text:span><text:span text:style-name="T1"> </text:span><text:bookmark text:name="goog-gtc-unit-51"/><text:span text:style-name="T5">Este Evangelho é, de fato, a história de Sua rejeição pelo povo e, conseqüentemente, da condenação do próprio povo, no que diz respeito à sua responsabilidade (pois os conselhos de Deus não podem falhar), e a substituição daquilo que Deus era vai trazer de acordo com o Seu propósito.</text:span><text:line-break/><text:line-break/><text:bookmark text:name="goog-gtc-unit-61"/><text:span text:style-name="T3">Na proporção em que o caráter do Rei e do reino se desenvolve, e desperta a atenção dos líderes do povo, eles se opõem a isso, e privam-se, assim como as pessoas que os seguem, de todas as bênçãos relacionadas com a presença do Messias.</text:span><text:span text:style-name="T1"> </text:span><text:bookmark text:name="goog-gtc-unit-71"/><text:span text:style-name="T5">O Senhor declara a eles as conseqüências disso, e mostra a Seus discípulos a posição do reino que deveria ser estabelecido na terra após a Sua rejeição, e também as glórias que deveriam resultar dele para si mesmo e para o Seu povo com Ele.</text:span><text:span text:style-name="T1"> </text:span><text:bookmark text:name="goog-gtc-unit-81"/><text:span text:style-name="T5">E em Sua Pessoa, e no que diz respeito à Sua obra, o fundamento da assembléia também é revelado - a igreja como construída por Ele mesmo.</text:span><text:span text:style-name="T1"> </text:span><text:bookmark text:name="goog-gtc-unit-91"/><text:span text:style-name="T3">Em uma palavra, conseqüente à Sua rejeição por Israel, primeiro o reino como existe agora é revelado (Mt 13), então a igreja (Mt 16), e então o reino em glória (Mt 17)</text:span><text:span text:style-name="T1"> </text:span><text:bookmark text:name="goog-gtc-unit-101"/><text:line-break/><text:line-break/><text:bookmark text:name="goog-gtc-unit-111"/><text:span text:style-name="T5">Por fim, após Sua ressurreição, uma nova comissão, dirigida a todas as nações, é dada aos apóstolos enviados por Jesus ressuscitado.</text:span><text:bookmark text:name="goog-gtc-unit-121"/><text:span text:style-name="T5">*</text:span><text:line-break/><text:bookmark text:name="goog-gtc-unit-131"/><text:span text:style-name="T5">{* Isto foi da ressurreição na Galiléia; não do céu e da glória, que estava perto de Damasco.}</text:span></text:p>
      <text:p text:style-name="P5"/>
      <text:h text:style-name="Heading_20_2" text:outline-level="2">Mateus Capítulo 1</text:h>
      <text:p text:style-name="P1"><text:bookmark text:name="goog-gtc-unit-1"/><text:span text:style-name="T3">A genealogia legal do Senhor a partir de Davi e Abraão: seu objeto </text:span><text:line-break/><text:bookmark text:name="goog-gtc-unit-2"/><text:span text:style-name="T4">O objetivo do Espírito de Deus, neste Evangelho, é apresentar a Jeová como cumprindo as promessas feitas a Israel, e as profecias que se relacionam com o Messias (e ninguém pode deixar de ficar impressionado com o número de referências ao seu cumprimento) Começa com a genealogia do Senhor, começando de Davi e Abraão, os dois troncos de onde provinha a genealogia messiânica e para os quais as promessas foram feitas.</text:span><text:span text:style-name="T2"> </text:span><text:span text:style-name="T3">A genealogia é dividida em três períodos, de acordo com três grandes divisões da história do povo: desde Abraão até o estabelecimento da realeza, na pessoa de Davi; desde o estabelecimento da realeza até o cativeiro; e do cativeiro a Jesus.</text:span><text:line-break/><text:line-break/><text:bookmark text:name="goog-gtc-unit-4"/><text:span text:style-name="T3">Podemos observar que o Espírito Santo menciona, nesta genealogia, os pecados </text:span><text:soft-page-break/><text:span text:style-name="T3">graves cometidos pelas pessoas cujos nomes são dados, magnificando a graça soberana de Deus que poderia conceder um Salvador em conexão com tais pecados como os de Judá, com uma pobre Moabita. trazido em meio ao Seu povo, e com crimes como os de Davi.</text:span><text:line-break/><text:line-break/><text:bookmark text:name="goog-gtc-unit-5"/><text:span text:style-name="T5">É a genealogia legal que é dada aqui, isto é, a genealogia de José, de quem Cristo era o legítimo herdeiro de acordo com a lei judaica.</text:span><text:span text:style-name="T1"> </text:span><text:bookmark text:name="goog-gtc-unit-6"/><text:span text:style-name="T5">O evangelista omitiu três reis do parentesco de Acabe, para ter as quatorze gerações em cada período.</text:span><text:span text:style-name="T1"> </text:span><text:bookmark text:name="goog-gtc-unit-7"/><text:span text:style-name="T5">Jeoacaz e Jeoiaquim também são omitidos.</text:span><text:span text:style-name="T1"> </text:span><text:bookmark text:name="goog-gtc-unit-8"/><text:span text:style-name="T5">O objeto da genealogia não é de todo afetado por essa circunstância.</text:span><text:span text:style-name="T1"> </text:span><text:bookmark text:name="goog-gtc-unit-9"/><text:span text:style-name="T5">O ponto era dar isso como reconhecido pelos judeus, e todos os reis eram bem conhecidos de todos.</text:span><text:line-break/><text:line-break/><text:bookmark text:name="goog-gtc-unit-10"/><text:span text:style-name="T3">O nascimento de Jesus: a importância infinita e eterna de seus fatos </text:span><text:line-break/><text:bookmark text:name="goog-gtc-unit-11"/><text:span text:style-name="T3">O evangelista relata brevemente os fatos concernentes ao nascimento de Jesus - fatos que são de infinita e eterna importância, não apenas para os judeus, que estavam diretamente interessados neles, mas para nós mesmos fatos nos quais Deus se dignou a ligar Sua própria glória. com nossos interesses, com o homem.</text:span><text:line-break/><text:line-break/><text:bookmark text:name="goog-gtc-unit-12"/><text:span text:style-name="T3">Maria foi prometida a José.</text:span><text:span text:style-name="T1"> </text:span><text:bookmark text:name="goog-gtc-unit-13"/><text:span text:style-name="T3">Sua posteridade era, portanto, legalmente a de José, quanto aos direitos de herança; mas a criança que ela carregava em seu ventre era de origem divina, concebida pelo poder do Espírito Santo.</text:span><text:span text:style-name="T1"> </text:span><text:bookmark text:name="goog-gtc-unit-14"/><text:span text:style-name="T5">O anjo de Jeová é enviado, como o instrumento da providência, para satisfazer a consciência terna e o coração reto de José, comunicando-lhe que o que Maria concebera era do Espírito Santo.</text:span><text:line-break/><text:line-break/><text:bookmark text:name="goog-gtc-unit-15"/><text:span text:style-name="T5">Podemos observar aqui que o anjo nesta ocasião se dirige a José como "filho de Davi". O Espírito Santo, assim, chama nossa atenção para o relacionamento de José (o reputado pai de Jesus) com Davi, sendo Maria chamada sua esposa.</text:span><text:span text:style-name="T1"> </text:span><text:bookmark text:name="goog-gtc-unit-16"/><text:span text:style-name="T5">O anjo dá ao mesmo tempo o nome de Jesus (isto é, Jeová, o Salvador) ao filho que deveria nascer.</text:span><text:span text:style-name="T1"> </text:span><text:bookmark text:name="goog-gtc-unit-17"/><text:span text:style-name="T5">Ele aplica esse nome à libertação de Israel da condição em que o pecado os mergulhava *.</text:span><text:span text:style-name="T1"> </text:span><text:bookmark text:name="goog-gtc-unit-18"/><text:span text:style-name="T5">Todas essas circunstâncias aconteceram, a fim de cumprir o que Jeová havia dito pela boca de Seu profeta: "Eis que a virgem conceberá, e dará à luz um filho, e eles chamarão seu nome Emanuel, que sendo interpretado é Deus conosco. "</text:span><text:span text:style-name="T1"> </text:span><text:line-break/><text:bookmark text:name="goog-gtc-unit-19"/><text:span text:style-name="T5">{* Está escrito: "Pois ele salvará o seu povo", mostrando claramente o título de Jeová contido na palavra Jesus ou Jehoshua.</text:span><text:span text:style-name="T1"> </text:span><text:bookmark text:name="goog-gtc-unit-20"/><text:span text:style-name="T3">Porque Israel era o povo do Senhor, isto é, de Jeová.</text:span><text:line-break/><text:line-break/><text:bookmark text:name="goog-gtc-unit-21"/><text:span text:style-name="T3">Os títulos do Senhor apresentam o perfil que só Ele poderia preencher</text:span><text:line-break/><text:bookmark text:name="goog-gtc-unit-22"/><text:span text:style-name="T3">Aqui, então, está aquilo que o Espírito de Deus coloca diante de nós nestes poucos versos: Jesus, o Filho de Davi, concebido pelo poder do Espírito Santo; Jeová, o Salvador, que livra Israel de seus pecados; Deus com eles; Aquele que realizou aquelas maravilhosas profecias que, mais ou menos claramente, traçou o perfil que o Senhor Jesus sozinho poderia preencher.</text:span><text:line-break/><text:line-break/><text:bookmark text:name="goog-gtc-unit-23"/><text:span text:style-name="T5">José, um homem justo, simples de coração e obediente, discerne sem dificuldade a revelação do Senhor e a obedece.</text:span><text:line-break/><text:line-break/><text:bookmark text:name="goog-gtc-unit-24"/><text:soft-page-break/><text:span text:style-name="T5">Esses títulos marcam o caráter desse evangelho, isto é, da maneira como Cristo é apresentado nele.</text:span><text:span text:style-name="T1"> </text:span><text:bookmark text:name="goog-gtc-unit-25"/><text:span text:style-name="T5">E quão maravilhosa é essa revelação dAquele por quem as palavras e promessas de Jeová deviam ser cumpridas!</text:span><text:span text:style-name="T1"> </text:span><text:bookmark text:name="goog-gtc-unit-26"/><text:span text:style-name="T3">Que base de verdade para a compreensão do que esta Pessoa gloriosa e misteriosa era, de quem o Antigo Testamento disse o suficiente para despertar os desejos e confundir as mentes das pessoas a quem Ele foi enviado!</text:span><text:line-break/><text:line-break/><text:bookmark text:name="goog-gtc-unit-27"/><text:span text:style-name="T3">Os títulos característicos conectados com a glória de Cristo em Israel </text:span><text:line-break/><text:bookmark text:name="goog-gtc-unit-28"/><text:span text:style-name="T3">Nascido de uma mulher, nascido sob a lei, herdeiro de todos os direitos de Davi segundo a carne, também o Filho de Deus, Jeová, o Salvador, Deus com o Seu povo: quem poderia compreender ou sondar o mistério da Sua natureza? em quem todas estas coisas foram combinadas?</text:span><text:span text:style-name="T1"> </text:span><text:bookmark text:name="goog-gtc-unit-29"/><text:span text:style-name="T5">Sua vida, de fato, como veremos, mostra a obediência do homem perfeito, as perfeições e o poder de Deus.</text:span><text:line-break/><text:line-break/><text:bookmark text:name="goog-gtc-unit-30"/><text:span text:style-name="T3">Os títulos que acabamos de nomear e que lemos em Mateus 1:20-23, estão relacionados com a Sua glória no meio de Israel - isto é, o herdeiro de Davi, Jesus o Salvador do Seu povo, e Emanuel.</text:span><text:span text:style-name="T1"> </text:span><text:bookmark text:name="goog-gtc-unit-31"/><text:span text:style-name="T3">Seu nascimento do Espírito Santo cumpriu o Salmo 2:7 com respeito a Ele como um homem nascido na terra.</text:span><text:span text:style-name="T1"> </text:span><text:bookmark text:name="goog-gtc-unit-32"/><text:span text:style-name="T5">O nome de Jesus e Sua concepção pelo poder do Espírito Santo, sem dúvida, vão além desse relacionamento, mas também estão ligados de maneira especial à Sua posição em Israel *.</text:span></text:p>
      <text:p text:style-name="P1"><text:line-break/><text:bookmark text:name="goog-gtc-unit-33"/><text:span text:style-name="T5">{* A relação mais ampla é mais distintamente dada no Evangelho de Lucas, onde Sua genealogia é traçada até Adão; mas aqui o título de Filho do homem é especialmente apropriado.}</text:span></text:p>
      <text:p text:style-name="P1"><text:span text:style-name="T5"/></text:p>
      <text:h text:style-name="Heading_20_2" text:outline-level="2">Mateus Capítulo <text:span text:style-name="T9">2</text:span></text:h>
      <text:p text:style-name="P3"><text:bookmark text:name="goog-gtc-unit-113"/><text:span text:style-name="T4">Formalmente reconhecido pelos gentios como Rei dos judeus</text:span><text:line-break/><text:bookmark text:name="goog-gtc-unit-212"/><text:span text:style-name="T5">Mateus 2</text:span><text:span text:style-name="T1"> </text:span><text:bookmark text:name="goog-gtc-unit-310"/><text:span text:style-name="T3">Assim nascido, assim caracterizado pelo anjo e cumprindo as profecias que anunciaram a presença do Emanuel, Ele é formalmente reconhecido como o Rei dos judeus pelos gentios, que são guiados pela vontade de Deus agindo no coração de seus sábios *.</text:span><text:span text:style-name="T1"> </text:span><text:bookmark text:name="goog-gtc-unit-47"/><text:span text:style-name="T3">Ou seja, encontramos o Senhor, Emanuel, o Filho de Davi, Jeová, o Salvador, o Filho de Deus, nascido Rei dos judeus, reconhecido pelos chefes dos gentios.</text:span><text:span text:style-name="T1"> </text:span><text:bookmark text:name="goog-gtc-unit-52"/><text:span text:style-name="T5">Este é o testemunho de Deus no Evangelho de Mateus e o caráter em que Jesus está ali apresentado.</text:span><text:span text:style-name="T1"> </text:span><text:bookmark text:name="goog-gtc-unit-62"/><text:span text:style-name="T3">Depois, na presença de Jesus assim revelado, vemos os líderes dos judeus em conexão com um rei estranho, sabendo, no entanto, como um sistema as revelações de Deus em Sua palavra, mas totalmente indiferentes àquele que era seu objetivo; e este rei, o feroz inimigo do Senhor, o verdadeiro Rei e Messias, procurando matá-lo.</text:span><text:line-break/><text:bookmark text:name="goog-gtc-unit-72"/><text:span text:style-name="T5">{* A estrela não leva os sábios de seu próprio país para a Judéia.</text:span><text:span text:style-name="T1"> </text:span><text:bookmark text:name="goog-gtc-unit-82"/><text:span text:style-name="T5">Agradou a Deus apresentar este testemunho a Herodes e aos líderes do povo.</text:span><text:span text:style-name="T1"> </text:span><text:bookmark text:name="goog-gtc-unit-92"/><text:span text:style-name="T3">Tendo sido dirigido pela palavra (cujo significado foi declarado pelos próprios sacerdotes e escribas, e segundo o qual Herodes os enviou a Belém), eles novamente vêem a estrela que eles tinham visto em seu próprio país, que os conduz à casa.</text:span><text:span text:style-name="T1"> </text:span><text:bookmark text:name="goog-gtc-unit-102"/><text:span text:style-name="T5">Sua visita também ocorreu </text:span><text:soft-page-break/><text:span text:style-name="T5">algum tempo após o nascimento de Jesus.</text:span><text:span text:style-name="T1"> </text:span><text:bookmark text:name="goog-gtc-unit-112"/><text:span text:style-name="T5">Sem dúvida, eles viram a estrela pela primeira vez no momento de seu nascimento.</text:span><text:span text:style-name="T1"> </text:span><text:bookmark text:name="goog-gtc-unit-122"/><text:span text:style-name="T3">Herodes faz seus cálculos de acordo com o momento da aparição da estrela, que ele havia cuidadosamente verificado nos lábios dos sábios.</text:span><text:span text:style-name="T1"> </text:span><text:bookmark text:name="goog-gtc-unit-132"/><text:span text:style-name="T5">Sua jornada deve ter ocupado algum tempo.</text:span><text:span text:style-name="T1"> </text:span><text:bookmark text:name="goog-gtc-unit-141"/><text:span text:style-name="T5">O nascimento de Jesus está relacionado em Mateus 1.</text:span><text:span text:style-name="T1"> </text:span><text:bookmark text:name="goog-gtc-unit-151"/><text:span text:style-name="T3">O primeiro versículo de Mateus 2 deve ser lido, "Tendo Jesus nascido", fala de um tempo já passado.</text:span><text:span text:style-name="T1"> </text:span></text:p>
      <text:p text:style-name="P3"><text:line-break/><text:bookmark text:name="goog-gtc-unit-161"/><text:span text:style-name="T3">Eu também observaria aqui que as profecias do Antigo Testamento são citadas de três maneiras, as quais não devem ser confundidas: - "para que se cumprisse", "de modo que se cumpriu"; e "então se cumpriu". No primeiro caso, é o objeto da profecia; Mateus 1:22, 23 é um exemplo.</text:span><text:span text:style-name="T1"> </text:span><text:bookmark text:name="goog-gtc-unit-171"/><text:span text:style-name="T5">No segundo, é uma realização contida no escopo da profecia, mas não o pensamento único e completo do Espírito Santo; Mateus 2:23 pode servir como um exemplo.</text:span><text:span text:style-name="T1"> </text:span><text:bookmark text:name="goog-gtc-unit-181"/><text:span text:style-name="T5">Na terceira, é simplesmente um fato que corresponde à citação, que em seu espírito se aplica a ela, sem ser seu objeto positivo - Mateus 2:17, por exemplo, não estou ciente de que as duas primeiras são distinguidas em nossa tradução para o inglês.</text:span><text:span text:style-name="T1"> </text:span><text:bookmark text:name="goog-gtc-unit-191"/><text:span text:style-name="T5">Onde o sentido pode exigir, espero salientar a diferença.}</text:span><text:line-break/><text:line-break/><text:bookmark text:name="goog-gtc-unit-201"/><text:span text:style-name="T3">A providência de Deus sobre o filho nascido de Israel </text:span><text:line-break/><text:bookmark text:name="goog-gtc-unit-211"/><text:span text:style-name="T5">A providência de Deus cuida da criança nascida em Israel, empregando meios que deixam a responsabilidade da nação em seu lugar pleno; e que realizam ao mesmo tempo todas as intenções de Deus com respeito a este único remanescente verdadeiro de Israel, essa única verdadeira fonte de esperança para o povo.</text:span><text:span text:style-name="T1"> </text:span><text:bookmark text:name="goog-gtc-unit-221"/><text:span text:style-name="T3">Pois, sem dele, todos cairiam e sofreriam as conseqüências de estarem conectados com o povo.</text:span><text:line-break/><text:line-break/><text:bookmark text:name="goog-gtc-unit-231"/><text:span text:style-name="T3">O verdadeiro ramo recomeçando a história de Israel fora do Egito </text:span><text:line-break/><text:bookmark text:name="goog-gtc-unit-241"/><text:span text:style-name="T3">Desceu ao Egito para evitar o desígnio cruel de Herodes de tirar Sua vida, Ele se torna o verdadeiro Ramo; Ele recomeça (isto é, moralmente) a história de Israel em sua própria pessoa, bem como (em um sentido mais amplo) a história do homem como o segundo Adão em relação com Deus: só que para isso sua morte deve vir. tudo, sem dúvida, para abençoar.</text:span><text:span text:style-name="T1"> </text:span><text:bookmark text:name="goog-gtc-unit-251"/><text:span text:style-name="T5">Mas Ele era Filho de Deus e Messias, filho de Davi então.</text:span><text:span text:style-name="T1"> </text:span><text:bookmark text:name="goog-gtc-unit-261"/><text:span text:style-name="T5">Mas para tomar o seu próprio lugar como Filho do homem, Ele deve morrer (veja João 12).</text:span><text:bookmark text:name="goog-gtc-unit-271"/><text:span text:style-name="T5">Não é somente a profecia de Oséias, "do Egito chamei meu Filho", que assim se aplica a este verdadeiro começo de Israel na graça (como o amado de Deus), e de acordo com Seus conselhos (o povo tendo falhado totalmente). , de modo que sem isso, Deus deve tê-los cortado).</text:span><text:span text:style-name="T1"> </text:span><text:bookmark text:name="goog-gtc-unit-281"/><text:span text:style-name="T5">Vimos, em Isaías, Israel o servo dando lugar a Cristo, o Servo, que reúne um remanescente fiel (os filhos que Deus Lhe deu enquanto Ele esconde o rosto da casa de Jacó), que se tornou o núcleo da nova nação. de Israel de acordo com Deus.</text:span><text:bookmark text:name="goog-gtc-unit-291"/><text:span text:style-name="T5">O capítulo 49 desse profeta dá essa transição de Israel para Cristo de uma maneira impressionante.</text:span><text:span text:style-name="T1"> </text:span><text:bookmark text:name="goog-gtc-unit-301"/><text:span text:style-name="T5">Além disso, esta é a base de toda a história de Israel, encarada como tendo falhado sob a lei e sendo restabelecida na graça.</text:span><text:span text:style-name="T1"> </text:span><text:bookmark text:name="goog-gtc-unit-311"/><text:span text:style-name="T3">Cristo é moralmente o novo tronco do qual eles brotam (compare Isaías 49:3,5).</text:span><text:bookmark text:name="goog-gtc-unit-321"/><text:span text:style-name="T8">*</text:span><text:span text:style-name="T1"> </text:span></text:p>
      <text:p text:style-name="P3"><text:line-break/><text:bookmark text:name="goog-gtc-unit-331"/><text:span text:style-name="T5">{* No versículo 5, Cristo assume este título de Servo.</text:span><text:span text:style-name="T1"> </text:span><text:bookmark text:name="goog-gtc-unit-34"/><text:span text:style-name="T5">A mesma substituição de Cristo </text:span><text:soft-page-break/><text:span text:style-name="T5">por Israel é encontrada em João 15.</text:span><text:span text:style-name="T1"> </text:span><text:bookmark text:name="goog-gtc-unit-35"/><text:span text:style-name="T5">Israel foi a videira trazida do Egito.</text:span><text:span text:style-name="T1"> </text:span><text:bookmark text:name="goog-gtc-unit-36"/><text:span text:style-name="T5">Cristo é a verdadeira videira.}</text:span><text:line-break/><text:line-break/><text:bookmark text:name="goog-gtc-unit-37"/><text:span text:style-name="T5">O Filho de Deus em Nazaré da Galiléia, entre os desprezados do povo</text:span><text:line-break/><text:bookmark text:name="goog-gtc-unit-38"/><text:span text:style-name="T5">Herodes sendo morto, Deus faz saber a José, em um sonho, ordenando-lhe voltar, com o menino e sua mãe, para a terra de Israel.</text:span><text:span text:style-name="T1"> </text:span><text:bookmark text:name="goog-gtc-unit-39"/><text:span text:style-name="T5">Devemos observar que a terra é aqui mencionada pelo nome que lembra os privilégios concedidos por Deus.</text:span><text:span text:style-name="T1"> </text:span><text:bookmark text:name="goog-gtc-unit-40"/><text:span text:style-name="T5">Não é nem a Judéia nem a Galiléia; é "a terra de Israel". Mas pode o Filho de Davi, ao entrar, se aproximar do trono de seus pais?</text:span><text:span text:style-name="T1"> </text:span><text:bookmark text:name="goog-gtc-unit-411"/><text:span text:style-name="T5">Não: Ele deve tomar o lugar de um estranho entre os desprezados do Seu povo.</text:span><text:span text:style-name="T1"> </text:span><text:bookmark text:name="goog-gtc-unit-42"/><text:span text:style-name="T3">Dirigido por Deus em um sonho, José leva-o para a Galiléia, cujos habitantes eram objetos de desprezo soberano para os judeus, por não estarem em conexão habitual com Jerusalém e Judéia - a terra de Davi, dos reis reconhecidos por Deus, e do templo, e onde até mesmo o dialeto da língua comum a ambos denunciam sua separação prática daquela parte da nação que, pelo favor de Deus, retornou à Judéia da Babilônia.</text:span><text:line-break/><text:line-break/><text:bookmark text:name="goog-gtc-unit-43"/><text:span text:style-name="T5">Mesmo na Galiléia, José se estabelece em um lugar, cujo próprio nome era um opróbrio para aquele que morava ali, e uma mancha em sua reputação.</text:span><text:line-break/><text:line-break/><text:bookmark text:name="goog-gtc-unit-44"/><text:span text:style-name="T5">Tal era a posição do Filho de Deus quando Ele veio a este mundo, e tal o relacionamento do Filho de Davi com Seu povo, quando, pela graça e de acordo com os conselhos de Deus, Ele permaneceu entre eles.</text:span><text:span text:style-name="T1"> </text:span><text:bookmark text:name="goog-gtc-unit-45"/><text:span text:style-name="T3">De um lado, Emanuel, Jeová, O Salvador, do outro, o Filho de Davi; mas, tomando o seu lugar entre o seu povo, associado aos mais pobres e desprezados do rebanho, refugiou-se na Galiléia, pela iniquidade de um falso rei que, por ajuda dos gentios da quarta monarquia, reinou sobre a Judéia, e com quem os sacerdotes e governantes do povo estavam em conexão; os últimos, infiéis a Deus e insatisfeitos com os homens, detestando orgulhosamente um jugo que seus pecados lhes haviam trazido, e que não se atreviam a sacudir, embora não fossem suficientemente sensíveis aos seus pecados para se submeterem a ele como a justa imposição de Deus. .</text:span><text:span text:style-name="T1"> </text:span><text:bookmark text:name="goog-gtc-unit-46"/><text:span text:style-name="T5">Assim é que o Messias nos é apresentado por este evangelista, ou melhor, pelo Espírito Santo, em conexão com Israel.</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23:04:38.281860435</meta:creation-date>
    <dc:date>2019-04-27T23:19:24.299510012</dc:date>
    <meta:editing-duration>PT9M40S</meta:editing-duration>
    <meta:editing-cycles>4</meta:editing-cycles>
    <meta:generator>LibreOffice/6.0.7.3$Linux_X86_64 LibreOffice_project/00m0$Build-3</meta:generator>
    <meta:document-statistic meta:table-count="0" meta:image-count="0" meta:object-count="0" meta:page-count="5" meta:paragraph-count="10" meta:word-count="2391" meta:character-count="13596" meta:non-whitespace-character-count="11184"/>
  </office:meta>
</office:document-meta>
</file>